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rsid="007678c1" officeooo:paragraph-rsid="007678c1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770797" officeooo:paragraph-rsid="00770797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770797" officeooo:paragraph-rsid="00bbd88d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839e3b" officeooo:paragraph-rsid="00839e3b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8b6e65" officeooo:paragraph-rsid="008b6e65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9b32e6" officeooo:paragraph-rsid="009b32e6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9dd26c" officeooo:paragraph-rsid="009dd26c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9f17a5" officeooo:paragraph-rsid="009f17a5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a5fb99" officeooo:paragraph-rsid="00a5fb99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weight="bold" officeooo:rsid="00839e3b" officeooo:paragraph-rsid="00a8fc1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weight="bold" officeooo:rsid="00ae89e8" officeooo:paragraph-rsid="00ae89e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weight="bold" officeooo:rsid="00c120e5" officeooo:paragraph-rsid="00c120e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c6361f" officeooo:paragraph-rsid="00c6361f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weight="bold" officeooo:rsid="00a85a6c" officeooo:paragraph-rsid="00a8fc1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ae89e8" officeooo:paragraph-rsid="00ae89e8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daf71d" officeooo:paragraph-rsid="00daf71d"/>
    </style:style>
    <style:style style:name="T1" style:family="text">
      <style:text-properties officeooo:rsid="00976ee9"/>
    </style:style>
    <style:style style:name="T2" style:family="text">
      <style:text-properties officeooo:rsid="00b4dac4"/>
    </style:style>
    <style:style style:name="T3" style:family="text">
      <style:text-properties officeooo:rsid="00c077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чебный процесс, главные функции и цели проекта</text:p>
      <text:p text:style-name="P1"/>
      <text:p text:style-name="P14">Пополнение словарного запаса</text:p>
      <text:p text:style-name="P10">Флеш карты. Интервальное повторение</text:p>
      <text:p text:style-name="P6">Освоение новых слов и фраз</text:p>
      <text:p text:style-name="P8">Повторить простые предложения</text:p>
      <text:p text:style-name="P9">Разговорные фразы</text:p>
      <text:p text:style-name="P3">Разбор рассказа. <text:span text:style-name="T3">Создание флеш карт.</text:span></text:p>
      <text:p text:style-name="P4"/>
      <text:p text:style-name="P11">Использование словарного запаса</text:p>
      <text:p text:style-name="P5">Построить предложения, <text:span text:style-name="T1">перевод, повторение фраз.</text:span></text:p>
      <text:p text:style-name="P7">Построить простые предложения</text:p>
      <text:p text:style-name="P15">Построить рассказ. <text:span text:style-name="T2">Выполнение несколько раз, варианты выражения.</text:span></text:p>
      <text:p text:style-name="P16">Написать мысль на русском, построить выражения на изучаемом языке.</text:p>
      <text:p text:style-name="P5"/>
      <text:p text:style-name="P12">Выучить песню, короткий рассказ</text:p>
      <text:p text:style-name="P13">Ввести текст песни по интервальному алгоритму. Или свободно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21:35:13.896000000</meta:creation-date>
    <meta:generator>LibreOffice/7.5.4.2$Windows_X86_64 LibreOffice_project/36ccfdc35048b057fd9854c757a8b67ec53977b6</meta:generator>
    <dc:date>2023-09-03T20:42:25.057000000</dc:date>
    <meta:editing-duration>PT1H40M44S</meta:editing-duration>
    <meta:editing-cycles>45</meta:editing-cycles>
    <meta:document-statistic meta:table-count="0" meta:image-count="0" meta:object-count="0" meta:page-count="1" meta:paragraph-count="14" meta:word-count="68" meta:character-count="547" meta:non-whitespace-character-count="493"/>
  </office:meta>
</office:document-meta>
</file>